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aa9d"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aa9d" officeooo:paragraph-rsid="0017aa9d"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e602" officeooo:paragraph-rsid="0013e602"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4fa8a"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6f49"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f919"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d559f" fo:background-color="transparent" style:font-style-asian="normal" style:font-weight-asian="normal" style:font-style-complex="normal" style:font-weight-complex="normal"/>
    </style:style>
    <style:style style:name="P161" style:family="paragraph" style:parent-style-name="Heading_20_1">
      <style:paragraph-properties fo:margin-left="0in" fo:margin-right="0in" fo:text-align="center" style:justify-single-word="false" fo:text-indent="0.1965in" style:auto-text-indent="false"/>
    </style:style>
    <style:style style:name="P162" style:family="paragraph" style:parent-style-name="Heading_20_2">
      <style:text-properties fo:language="en" fo:country="US"/>
    </style:style>
    <style:style style:name="P163" style:family="paragraph" style:parent-style-name="Heading_20_2">
      <style:paragraph-properties fo:text-align="justify" style:justify-single-word="false"/>
    </style:style>
    <style:style style:name="P16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14e71"/>
    </style:style>
    <style:style style:name="T78" style:family="text">
      <style:text-properties officeooo:rsid="0012b695"/>
    </style:style>
    <style:style style:name="T79" style:family="text">
      <style:text-properties officeooo:rsid="0012ec88"/>
    </style:style>
    <style:style style:name="T80" style:family="text">
      <style:text-properties officeooo:rsid="00172f4c"/>
    </style:style>
    <style:style style:name="T81" style:family="text">
      <style:text-properties officeooo:rsid="0017aa9d"/>
    </style:style>
    <style:style style:name="T82" style:family="text">
      <style:text-properties officeooo:rsid="0018d816"/>
    </style:style>
    <style:style style:name="T83" style:family="text">
      <style:text-properties officeooo:rsid="0019d95b"/>
    </style:style>
    <style:style style:name="T84" style:family="text">
      <style:text-properties officeooo:rsid="001df4eb"/>
    </style:style>
    <style:style style:name="T85" style:family="text">
      <style:text-properties officeooo:rsid="001f8b05"/>
    </style:style>
    <style:style style:name="T86" style:family="text">
      <style:text-properties officeooo:rsid="00214968"/>
    </style:style>
    <style:style style:name="T87" style:family="text">
      <style:text-properties officeooo:rsid="0022790d"/>
    </style:style>
    <style:style style:name="T88" style:family="text">
      <style:text-properties officeooo:rsid="00244e56"/>
    </style:style>
    <style:style style:name="T89" style:family="text">
      <style:text-properties officeooo:rsid="0024fa8a"/>
    </style:style>
    <style:style style:name="T90" style:family="text">
      <style:text-properties officeooo:rsid="00256f49"/>
    </style:style>
    <style:style style:name="T91" style:family="text">
      <style:text-properties officeooo:rsid="0028f919"/>
    </style:style>
    <style:style style:name="T92" style:family="text">
      <style:text-properties officeooo:rsid="002c085e"/>
    </style:style>
    <style:style style:name="T93" style:family="text">
      <style:text-properties officeooo:rsid="002d55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53"/>
      <text:h text:style-name="P16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7"/>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80"><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7"/>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7"/>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2" text:outline-level="2">3. Норф</text:h>
      <text:p text:style-name="P83"/>
      <text:p text:style-name="P22">Глава IV. Пределы магии</text:p>
      <text:p text:style-name="P19"/>
      <text:p text:style-name="P22"><text:soft-page-break/>Вашему покорному слуге известны четыре предела магии: </text:p>
      <text:p text:style-name="P22"/>
      <text:list xml:id="list6280225930761295829"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
      <text:p text:style-name="P81"><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7"><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
      <text:p text:style-name="P61">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1"/>
      <text:p text:style-name="P6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
      <text:p text:style-name="P61">Но величайшая справедливость юниверсума заключается в том, что не существует безвыходных положений. Всегда есть надежда.</text:p>
      <text:p text:style-name="P61"/>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1"/>
      <text:p text:style-name="P61">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61">Я открываю глаза.</text:p>
      <text:p text:style-name="P61">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1">Странно. Почему я не ощущаю его? Впрочем, неважно!</text:p>
      <text:p text:style-name="P61">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1">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5"/>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5">Ох, нет! Нет-нет-нет!!!</text:p>
      <text:p text:style-name="P75"/>
      <text:p text:style-name="P75"><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61">…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1"/>
      <text:p text:style-name="P61">– Эй, мужик, тебе плохо?</text:p>
      <text:p text:style-name="P61">На меня озабоченно уставилась парочка, ещё недавно сидевшая ко мне спиной на скамейке.</text:p>
      <text:p text:style-name="P61">Я принял сидячее положение, беспомощно хлопая глазами. Что? Где? Как?</text:p>
      <text:p text:style-name="P61">– Сам домой доберёшься? Может, вызвать скорую?</text:p>
      <text:p text:style-name="P6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1">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1">Я перегнулся через перила и меня стошнило.</text:p>
      <text:p text:style-name="P61">Красавец! Мало тебе проблем с сердцем, так ты и печень, похоже, гробанул. Молодец, Анон, пей дальше!</text:p>
      <text:p text:style-name="P61">Спустившись в квартиру, я лёг на диван, натянул наушники и закрыл глаза.</text:p>
      <text:p text:style-name="P61">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7"/>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2" text:outline-level="2">8. Стыд</text:h>
      <text:p text:style-name="P143"/>
      <text:p text:style-name="P61">~~~ Завтра на семь в библиотеке. Селестия ~~~</text:p>
      <text:p text:style-name="P61"/>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61">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6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61"><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1"><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1"/>
      <text:p text:style-name="P6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6"/>
      <text:p text:style-name="P76">Я скосил глаз на стражника. Тот сжал губы, но надувшиеся щёки выдавали еле сдерживаемое ржание.</text:p>
      <text:p text:style-name="P76">Проклятье! Чёртов троллоло издевается надо мной! Лишь наше прибытие сдержало рвущиеся наружу ругательства.</text:p>
      <text:p text:style-name="P76"/>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7"><text:soft-page-break/>– Леди и джентльпони! Приём окончен! Её Высочество принцесса Селестия будет рада видеть <text:s/>вас в следующую среду!</text:p>
      <text:p text:style-name="P67"/>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67">… </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1"/>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олени, бизоны и многие другие.</text:p>
      <text:p text:style-name="P61"/>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61">–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1"/>
      <text:p text:style-name="P61">– Ма-ам, а со мной связан элементаль?</text:p>
      <text:p text:style-name="P61">– Конечно, Эйприл. В каждом из нас есть её бессмертная искорка.</text:p>
      <text:p text:style-name="P61"/>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1">Так возникли аликорны.</text:p>
      <text:p text:style-name="P61"/>
      <text:p text:style-name="P61">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1">Имя её было Селестия.</text:p>
      <text:p text:style-name="P61">За ней последовала и сестра её, <text:span text:style-name="T11">Луна</text:span>.</text:p>
      <text:p text:style-name="P61"/>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1">То есть, всегда.</text:p>
      <text:p text:style-name="P61"/>
      <text:p text:style-name="P61">Тут и сказке конец. А теперь, Эйприл, залазь на полку и закрывай глазки.</text:p>
      <text:p text:style-name="P61">– Ну ма-ам! Раскажи ещё что-нибудь! Про Сомбру! Или про Дискорда!</text:p>
      <text:p text:style-name="P6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61">мино</text:span>тавра?</text:p>
      <text:p text:style-name="P61">– <text:s/>Тебя забрать я ему не дам. А в дядю не тыкай копытом, это невежливо! Спи уже, моя маленькая!</text:p>
      <text:p text:style-name="P61">– Поцелуй меня на ночь, ма-ам!</text:p>
      <text:p text:style-name="P61">– Конечно, моя хорошая…</text:p>
      <text:p text:style-name="P61"><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7"/>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6"/>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только доем и иду.</text:p>
      <text:p text:style-name="P61">– Кстати, а что за безумие было у Стар Свирла?</text:p>
      <text:p text:style-name="P61">–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1">–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1">–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1">–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text:soft-page-break/></text:p>
      <text:p text:style-name="P62">***</text:p>
      <text:p text:style-name="P83"/>
      <text:p text:style-name="P61">Дата: 12.04.2142 А.<text:span text:style-name="T11">C</text:span>.</text:p>
      <text:p text:style-name="P61">Эксперимент: заклинание Прозрения</text:p>
      <text:p text:style-name="P61">Испытуемая: Эпплджек</text:p>
      <text:p text:style-name="P61">Синопсис: запись сна со слов испытуемой</text:p>
      <text:p text:style-name="P61">Замечания: после эксперимента в гриве у испытуемой появился седой локон.</text:p>
      <text:p text:style-name="P62"/>
      <text:p text:style-name="P62">~~~</text:p>
      <text:p text:style-name="P62"/>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4"/>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61"/>
      <text:p text:style-name="P61">Примечание: ПипБак? Стойло?</text:p>
      <text:p text:style-name="P1"/>
      <text:p text:style-name="P2">***</text:p>
      <text:p text:style-name="P1"/>
      <text:p text:style-name="P61">Дата: 12.04.<text:span text:style-name="T11">2142</text:span> А.С.</text:p>
      <text:p text:style-name="P61">Эксперимент: заклинание Прозрения</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61">Дата: 12.04.<text:span text:style-name="T11">2142</text:span> А.С.</text:p>
      <text:p text:style-name="P61">Эксперимент: заклинание Прозрения</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61">Дата: 12.04.<text:span text:style-name="T11">2142</text:span> А.С.</text:p>
      <text:p text:style-name="P61"><text:soft-page-break/>Эксперимент: заклинание Прозрения</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43">~~~</text:p>
      <text:p text:style-name="P43"/>
      <text:p text:style-name="P61">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е: через месяц волосы испытуемой пришли в обычное состояние, хотя при встрече с Рэйнбоу Дэш она по прежнему прячет глаза.</text:p>
      <text:p text:style-name="P61"/>
      <text:p text:style-name="P62">***</text:p>
      <text:p text:style-name="P61"/>
      <text:p text:style-name="P61">Дата: 12.04.<text:span text:style-name="T11">2142</text:span> А.С.</text:p>
      <text:p text:style-name="P61">Эксперимент: заклинание Прозрения</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text:p>
      <text:p text:style-name="P61"/>
      <text:p text:style-name="P43">~~~</text:p>
      <text:p text:style-name="P43"/>
      <text:p text:style-name="P61">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е 1: при виде кексиков истерика случилась с Пинки Пай.</text:p>
      <text:p text:style-name="P61">Примечание 2: через месяц испытуемая избавилась от страха перед Рэйнбоу Дэш, хотя при виде радуги по-прежнему старается спрятаться.</text:p>
      <text:p text:style-name="P61"/>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61"/>
      <text:p text:style-name="P61">Привет, Сел (несмотря ни на что, мне всё же хочется называть тебя так. Ты же не против?).</text:p>
      <text:p text:style-name="P61">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1"/>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1">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4">Смысл снов остальных участников опыта для меня остаётся загадкой. Посылаю тебе дневник эксперимента, это лучше всяких словесных описаний.</text:p>
      <text:p text:style-name="P61">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1">Кроме того, Твайлайт в научном рвении сожгла кучу оборудования, что обусловило невозможность дальнейших исследований физически.</text:p>
      <text:p text:style-name="P61"/>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1">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1"/>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1"/>
      <text:p text:style-name="P61">«…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1">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1">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1">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1"/>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7"/>
      <text:p text:style-name="P67">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7"/>
      <text:p text:style-name="P67">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3"><text:soft-page-break/></text:p>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3"/>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3"/>
      <text:p text:style-name="P63">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3"/>
      <text:p text:style-name="P63">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
      <text:p text:style-name="P63">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3"/>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3"/>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
      <text:p text:style-name="P63"><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3"/>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1">P.S. Н</text:span>е гневите мироздание воровством! <text:span text:style-name="T24">Обмен рулит</text:span>!»</text:p>
      <text:p text:style-name="P63"/>
      <text:p text:style-name="P63">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3"/>
      <text:p text:style-name="P63">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3"/>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6. Фетлок</text:h>
      <text:p text:style-name="P87"/>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4">«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9">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4"/>
      <text:p text:style-name="P64">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
      <text:p text:style-name="P64">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
      <text:p text:style-name="P64">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4"/>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4"/>
      <text:p text:style-name="P64">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4"/>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2">24пн</text:p>
      <text:p text:style-name="P72">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7"/>
      <text:p text:style-name="P57">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4">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4"/>
      <text:p text:style-name="P64"><text:s/>В какой-то момент пришло осознание.</text:p>
      <text:p text:style-name="P64"/>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
      <text:p text:style-name="P64">В сиянии проступают очертания предметов. Дверь? Этот предмет называется «дверь»? Кровать? Капельница? Дефибриллятор?</text:p>
      <text:p text:style-name="P64">Я зажмуриваюсь от яркого света люминесцентных ламп. Откуда-то сбоку доносится неприятный зуммер и тихие фразы.</text:p>
      <text:p text:style-name="P64"/>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
      <text:p text:style-name="P64">Я открываю глаза и вижу фигуру в голубом.</text:p>
      <text:p text:style-name="P64"/>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text:p text:style-name="P64">– Больной, как вы себя чувствуете? Вы можете назвать своё имя?</text:p>
      <text:p text:style-name="P64"/>
      <text:p text:style-name="P64">Я закрываю глаза и пытаюсь вспомнить.</text:p>
      <text:p text:style-name="P64"/>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
      <text:p text:style-name="P64">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4">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text:p text:style-name="P64">– Ано-о-он! Ано-о-он! Ано-о-он!</text:p>
      <text:p text:style-name="P64"/>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4"/>
      <text:p text:style-name="P64">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4"/>
      <text:p text:style-name="P64">Я открываю глаза и вижу фигуру в голубом.</text:p>
      <text:p text:style-name="P64"/>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70"/>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7">…</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7">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7"/>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5">***</text:p>
      <text:p text:style-name="P55"/>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5">***</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5">***</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5">«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5">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5">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5">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5">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5">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5">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5">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5"><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70"/>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5">***</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70">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0"/>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63"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text:span text:style-name="T77">Пегаска</text:span>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text:span text:style-name="T77">Дэш</text:span>.</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text:span text:style-name="T78">мы встретили</text:span> дв<text:span text:style-name="T78">ух</text:span> лаке<text:span text:style-name="T78">ев</text:span>.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text:span text:style-name="T79">ую</text:span> бесформенн<text:span text:style-name="T79">ую</text:span> <text:span text:style-name="T79">кляксу</text:span>, широко распластавш<text:span text:style-name="T79">ую</text:span>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155"/>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text:span text:style-name="T80">воскликнул</text:span>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text:span text:style-name="T81">ё</text:span>тся <text:span text:style-name="T81">буря</text:span>, по сравнению с которыми нынешние проблемы покажутся тёплым летним дождиком.</text:p>
      <text:p text:style-name="P56">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text:span text:style-name="T83">перечень </text:span>руководителей по направлениям. Ждём вас завтра тут же на утренней планёрке после восхода солнца!</text:p>
      <text:p text:style-name="P56">С этими словами аликорница развернула свиток, достигший нижним концом пола.</text:p>
      <text:p text:style-name="P53"><text:span text:style-name="T82">Твайлайт</text:span> <text:span text:style-name="T82">схватилась за</text:span>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text:span text:style-name="T84">Даже если я знаю, насколько ничтожны шансы вернуть Сел и остальных.</text:span>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text:span text:style-name="T84">две</text:span>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text:span text:style-name="T85">и</text:span>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5"><text:soft-page-break/></text:p>
      <text:p text:style-name="P65">«Уверена, когда-нибудь ты узнаешь <text:span text:style-name="T86">правду</text:span>,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3">– Сел - Сел… Ну почему ты такая… – пробормотал я сквозь слёзы.</text:p>
      <text:p text:style-name="P53"/>
      <text:p text:style-name="P55">***</text:p>
      <text:p text:style-name="P84"/>
      <text:p text:style-name="P53">«Леди и джентльпони! Мне выпала честь объявить Гранд Галопинг Гала открытым! <text:span text:style-name="T87">В честь скорого возвращения Её Высочества, принцессы Селестии, </text:span>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text:span text:style-name="T88">второй</text:span>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157">От легкой дрожи зазвенели витражи в огромных стрельчатых окнах галереи. <text:span text:style-name="T89">Гардины колыхались <text:s/>беззвучными волнами. </text:span>Где-то со звоном разбилась ваза.</text:p>
      <text:p text:style-name="P159">Я переждал землетрясение держась за стену, после чего вышел в парк. <text:span text:style-name="T91">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span></text:p>
      <text:p text:style-name="P159">Пробравшись через отдыхающих, я <text:span text:style-name="T91">свернул</text:span> в отдалённый тупичок садового лабиринта. <text:span text:style-name="T91">Мне стало душно. </text:span>На ходу ослабив галстук и расстегнув жилетку, я <text:span text:style-name="T91">сошёл</text:span> с песчаной дорожки и присел на землю, прислонившись к зелёной изгороди.</text:p>
      <text:p text:style-name="P157"><text:soft-page-break/></text:p>
      <text:p text:style-name="P158"><text:span text:style-name="T90">Ты никогда </text:span>не любил тоскливые офисные корпоративы с напускной весёлостью и тупейшими конкурсами, <text:span text:style-name="T90">Анон</text:span>!</text:p>
      <text:p text:style-name="P158"/>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text:span text:style-name="T92">светящимися</text:span>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text:span text:style-name="T92">аристократы</text:span>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160">Внезапно <text:span text:style-name="T93">музыкальная </text:span>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
      <text:p text:style-name="P160">Луна с Твайлайт остановились прямо у колонны, за которой, прислонившись к прохладному мрамору с надписью «з<text:span text:style-name="T65">д</text:span>ЕсЬ БЫл <text:span text:style-name="T66">д</text:span>ИскОр<text:span text:style-name="T64">Д</text:span>», <text:s/>сидел я.</text:p>
      <text:p text:style-name="P160"/>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text:span text:style-name="T93">торжеств</text:span>, а это многого стоит. Хотя, по-моему, идея пригласить Винил Скрэтч <text:soft-page-break/>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text:soft-page-break/>–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5">***</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text:soft-page-break/>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5">***</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text:soft-page-break/>–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9"/>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text:soft-page-break/>–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6"/>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text:soft-page-break/>«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text:soft-page-break/>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text:soft-page-break/>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4"><text:span text:style-name="T11">~~~ </text:span>Человек Анонимус Терранский <text:span text:style-name="T11">~~~</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8">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text:soft-page-break/>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text:soft-page-break/>–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1"/>
      <text:p text:style-name="P61">Я хотела бы бежать с тобой по полю, но у меня есть крылья.</text:p>
      <text:p text:style-name="P61">Я хотела бы лежать с тобой на поле ромашек, но я дочь неба.</text:p>
      <text:p text:style-name="P61">Всё что я могу — нести тебя в колеснице по облакам навстречу солнцу.</text:p>
      <text:p text:style-name="P95"/>
      <text:p text:style-name="P48">И прежде чем я успел что-либо осмыслить, из дальнего закутка моей души вырвался ответ.</text:p>
      <text:p text:style-name="P95"/>
      <text:p text:style-name="P61">Я хотел бы лететь в небе рядом с тобой, но у меня нет крыльев.</text:p>
      <text:p text:style-name="P61">Мне хотелось бы лежать на облаке рядом с тобой, но я сын земли.</text:p>
      <text:p text:style-name="P61">Всё, что я могу — нарисовать тебя купающейся в солнечных лучах.</text:p>
      <text:p text:style-name="P95"/>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text:soft-page-break/>–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text:soft-page-break/>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8">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8"/>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9">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9">Да, Анон, тебе тоже нужно завязывать с конеёбством. После гибели Дэш ты больше не сможешь никого пустить в свою душу.</text:p>
      <text:p text:style-name="P59"/>
      <text:p text:style-name="P59">…</text:p>
      <text:p text:style-name="P59"/>
      <text:p text:style-name="P59"><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Проклятье! Я так и знал!</text:p>
      <text:p text:style-name="P59">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кое-что осталось. – пробурчал он.</text:p>
      <text:p text:style-name="P59">– Ну так и зачем её тратить на ерунду? – возразил я.</text:p>
      <text:p text:style-name="P59">–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0">***</text:p>
      <text:p text:style-name="P59"/>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soft-page-break/>…</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text:soft-page-break/>–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9">– Што ты решил, Анон?</text:p>
      <text:p text:style-name="P99">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8"><text:soft-page-break/>***</text:p>
      <text:p text:style-name="P67"/>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text:span text:style-name="T11">module </text:span>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1">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62" text:outline-level="2">2<text:span text:style-name="T1">9</text:span>. Отбытие</text:h>
      <text:p text:style-name="P118"/>
      <text:p text:style-name="P104"><text:span text:style-name="T11">– </text:span>Оп-па! – пробормотала Эпплджек. – Нежданчик!</text:p>
      <text:p text:style-name="P104"><text:soft-page-break/>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text:soft-page-break/>–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text:soft-page-break/>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soft-page-break/>…</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oft-page-break/><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text:soft-page-break/>–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text:soft-page-break/></text:p>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23T19:31:42.823779324</dc:date>
    <meta:editing-duration>P161DT7H49M18S</meta:editing-duration>
    <meta:editing-cycles>10340</meta:editing-cycles>
    <meta:generator>LibreOffice/5.1.6.2$Linux_X86_64 LibreOffice_project/10m0$Build-2</meta:generator>
    <meta:printed-by>макс </meta:printed-by>
    <meta:print-date>2017-08-23T21:51:29.95</meta:print-date>
    <meta:document-statistic meta:table-count="0" meta:image-count="0" meta:object-count="0" meta:page-count="273" meta:paragraph-count="4999" meta:word-count="104877" meta:character-count="695023" meta:non-whitespace-character-count="590523"/>
  </office:meta>
</office:document-meta>
</file>